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04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2cm" fo:min-width="2.72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6.79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cm" fo:min-width="4.691cm" fo:padding-top="0.125cm" fo:padding-bottom="0.125cm" fo:padding-left="0.25cm" fo:padding-right="0.25cm" fo:wrap-option="wrap" loext:decorative="false"/>
    </style:style>
    <style:style style:name="gr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1.9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1.361cm" fo:min-width="2.014cm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844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5cm" fo:min-width="5.09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29cm" fo:min-width="7.89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2cm" fo:min-width="5.505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4.041cm" fo:min-width="0cm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middle" draw:auto-grow-height="false" draw:fit-to-size="false" style:shrink-to-fit="false" fo:min-height="3.249cm" fo:min-width="3.192cm" fo:padding-top="0.254cm" fo:padding-bottom="0.254cm" fo:padding-left="0.254cm" fo:padding-right="0.254cm" fo:wrap-option="wrap" loext:decorative="fals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43cm" fo:min-width="3.34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64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3.74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.937cm" fo:min-width="0cm" fo:padding-top="0.125cm" fo:padding-bottom="0.125cm" fo:padding-left="0.25cm" fo:padding-right="0.25cm" fo:wrap-option="wrap" loext:decorative="false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93cm" fo:min-width="5.19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middle" draw:auto-grow-height="false" draw:fit-to-size="false" style:shrink-to-fit="false" fo:min-height="2.498cm" fo:min-width="3.876cm" fo:padding-top="0.254cm" fo:padding-bottom="0.254cm" fo:padding-left="0.254cm" fo:padding-right="0.254cm" fo:wrap-option="wrap" loext:decorative="false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9cm" fo:min-width="5.74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cm" fo:min-width="2.726cm" fo:padding-top="0.125cm" fo:padding-bottom="0.125cm" fo:padding-left="0.25cm" fo:padding-right="0.25cm" fo:wrap-option="wrap" loext:decorative="false"/>
    </style:style>
    <style:style style:name="gr2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.473cm" fo:min-width="1.726cm" fo:padding-top="0.125cm" fo:padding-bottom="0.125cm" fo:padding-left="0.25cm" fo:padding-right="0.25cm" fo:wrap-option="wrap" loext:decorative="false"/>
    </style:style>
    <style:style style:name="gr2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.4cm" fo:min-width="1.7cm" fo:padding-top="0.125cm" fo:padding-bottom="0.125cm" fo:padding-left="0.25cm" fo:padding-right="0.25cm" fo:wrap-option="wrap" loext:decorative="false"/>
    </style:style>
    <style:style style:name="gr23" style:family="graphic" style:parent-style-name="standard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.651cm" fo:min-width="3.45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4.35cm" fo:min-width="2.25cm" fo:padding-top="0.125cm" fo:padding-bottom="0.125cm" fo:padding-left="0.25cm" fo:padding-right="0.25cm" fo:wrap-option="wrap" loext:decorative="false"/>
    </style:style>
    <style:style style:name="gr2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2.6cm" fo:min-width="3.2cm" fo:padding-top="0.125cm" fo:padding-bottom="0.125cm" fo:padding-left="0.25cm" fo:padding-right="0.25cm" fo:wrap-option="wrap" loext:decorative="false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6.04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6.89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5.39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font-style="normal" style:text-underline-style="none" fo:font-weight="normal" style:font-name-asian="Helvetica Neue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font-style="italic" style:text-underline-style="none" fo:font-weight="normal" style:font-name-asian="Helvetica Neue" style:font-size-asian="14pt" style:font-style-asian="italic" style:font-weight-asian="normal" style:font-name-complex="Helvetica Neue" style:font-size-complex="14pt" style:font-style-complex="italic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4pt" fo:letter-spacing="normal" fo:font-style="normal" fo:text-shadow="none" style:text-underline-style="none" fo:font-weight="normal" style:letter-kerning="true" style:font-name-asian="Helvetica Neue" style:font-size-asian="14pt" style:font-style-asian="normal" style:font-weight-asian="normal" style:font-name-complex="Helvetica Neue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Google Shape;144;p28" draw:style-name="gr1" draw:text-style-name="P2" draw:layer="layout" svg:width="4.55cm" svg:height="1.036cm" svg:x="1.05cm" svg:y="6.914cm">
          <text:p text:style-name="P1"><text:span text:style-name="T1">FIP Data-related 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8" draw:style-name="gr2" draw:text-style-name="P2" draw:layer="layout" svg:width="3.23cm" svg:height="1.619cm" svg:x="10.75cm" svg:y="6.481cm">
          <text:p text:style-name="P1"><text:span text:style-name="T1">FIP Decl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8" draw:style-name="gr3" draw:text-style-name="P2" draw:layer="layout" svg:width="7.3cm" svg:height="1.036cm" svg:x="8.7cm" svg:y="2.916cm">
          <text:p text:style-name="P1"><text:span text:style-name="T1">FAIR Implementation 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8" draw:style-name="gr4" draw:text-style-name="P3" draw:layer="layout" svg:width="5.191cm" svg:height="0.001cm" draw:transform="rotate (-3.14159265358979) translate (10.741cm 7.45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148;p28" draw:style-name="gr5" draw:text-style-name="P3" draw:layer="layout" svg:width="0.012cm" svg:height="2.15cm" draw:transform="rotate (-3.14159265358979) translate (12.4cm 6.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1;p28" draw:style-name="gr6" draw:text-style-name="P3" draw:layer="layout" svg:width="2.514cm" svg:height="1.611cm" svg:x="13.786cm" svg:y="8.0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8" draw:style-name="gr7" draw:text-style-name="P5" draw:layer="layout" svg:width="5.351cm" svg:height="1.036cm" svg:x="6.999cm" svg:y="4.414cm">
          <text:p text:style-name="P4"><text:span text:style-name="T2">declared-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8" draw:style-name="gr8" draw:text-style-name="P2" draw:layer="layout" svg:width="5.597cm" svg:height="1.152cm" svg:x="5.266cm" svg:y="7.356cm">
          <text:p text:style-name="P1"><text:span text:style-name="T2">refers-to-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8" draw:style-name="gr9" draw:text-style-name="P5" draw:layer="layout" svg:width="8.4cm" svg:height="2.236cm" svg:x="6.7cm" svg:y="8.714cm">
          <text:p text:style-name="P4"><text:span text:style-name="T2">declares-current-use-of /</text:span></text:p>
          <text:p text:style-name="P4"><text:span text:style-name="T2">declares-planned-use-of /</text:span></text:p>
          <text:p text:style-name="P4"><text:span text:style-name="T2">declares-planned-development-of /</text:span></text:p>
          <text:p text:style-name="P4"><text:span text:style-name="T2">declares-planned-replacement-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8" draw:style-name="gr10" draw:text-style-name="P2" draw:layer="layout" svg:width="6.012cm" svg:height="1.619cm" svg:x="1.1cm" svg:y="0.231cm">
          <text:p text:style-name="P1"><text:span text:style-name="T1">FAIR Guiding Principles</text:span></text:p>
          <text:p text:style-name="P1"><text:span text:style-name="T1">(and Sub-Principl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8" draw:style-name="gr11" draw:text-style-name="P3" draw:layer="layout" svg:width="0.031cm" svg:height="4.291cm" draw:transform="rotate (-3.14159265358979) translate (3.991cm 6.1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;p28" draw:style-name="gr7" draw:text-style-name="P7" draw:layer="layout" svg:width="5.351cm" svg:height="1.036cm" svg:x="4.1cm" svg:y="3.764cm">
          <text:p text:style-name="P6"><text:span text:style-name="T2">refers-to-princ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8" draw:style-name="gr12" draw:text-style-name="P8" draw:layer="layout" svg:width="5.232cm" svg:height="5.313cm" svg:x="0.668cm" svg:y="6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;p28_0" draw:style-name="gr13" draw:text-style-name="P2" draw:layer="layout" svg:width="3.85cm" svg:height="1.05cm" svg:x="-0.2cm" svg:y="5.35cm">
          <text:p text:style-name="P1"><text:span text:style-name="T1">FIP 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8_1" draw:style-name="gr14" draw:text-style-name="P2" draw:layer="layout" svg:width="5.15cm" svg:height="1.036cm" svg:x="0.7cm" svg:y="9.099cm">
          <text:p text:style-name="P1"><text:span text:style-name="T1">FIP Metadata-related 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8_0" draw:style-name="gr15" draw:text-style-name="P2" draw:layer="layout" svg:width="4.25cm" svg:height="1.036cm" svg:x="10.2cm" svg:y="0.825cm">
          <text:p text:style-name="P1"><text:span text:style-name="T1">(data stewar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8_0" draw:style-name="gr16" draw:text-style-name="P3" draw:layer="layout" svg:width="0.001cm" svg:height="1.187cm" draw:transform="rotate (-3.14159265358979) translate (12.331cm 3.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8_0" draw:style-name="gr7" draw:text-style-name="P7" draw:layer="layout" svg:width="5.351cm" svg:height="1.036cm" svg:x="6.899cm" svg:y="1.8cm">
          <text:p text:style-name="P4"><text:span text:style-name="T2">has-data-ste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8_2" draw:style-name="gr17" draw:text-style-name="P2" draw:layer="layout" svg:width="5.7cm" svg:height="1.6cm" svg:x="16.15cm" svg:y="7.4cm">
          <text:p text:style-name="P1"><text:span text:style-name="T3">Available </text:span><text:span text:style-name="T1">FAIR-Supporting 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8_0" draw:style-name="gr18" draw:text-style-name="P8" draw:layer="layout" svg:width="6.2cm" svg:height="4.25cm" svg:x="15.95cm" svg:y="7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;p28_4" draw:style-name="gr19" draw:text-style-name="P2" draw:layer="layout" svg:width="6.25cm" svg:height="1.936cm" svg:x="15.95cm" svg:y="9cm">
          <text:p text:style-name="P1"><text:span text:style-name="T1">FAIR-Supporting Resource to be Develop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8_0" draw:style-name="gr20" draw:text-style-name="P3" draw:layer="layout" svg:width="3.226cm" svg:height="0.027cm" svg:x="13.774cm" svg:y="8.0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151;p28_1" draw:style-name="gr21" draw:text-style-name="P3" draw:layer="layout" svg:width="2.226cm" svg:height="0.723cm" svg:x="13.774cm" svg:y="8.0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8;p28_1" draw:style-name="gr22" draw:text-style-name="P3" draw:layer="layout" svg:width="2.2cm" svg:height="0.65cm" draw:transform="rotate (-3.14159265358979) translate (11.4cm 7.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5;p28_0" draw:style-name="gr23" draw:text-style-name="P10" draw:layer="layout" svg:width="3.65cm" svg:height="0.85cm" svg:x="6.05cm" svg:y="5.75cm">
          <text:p text:style-name="P9"><text:span text:style-name="T2">consid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 1" draw:style-name="gr24" draw:text-style-name="P3" draw:layer="layout" svg:width="2.75cm" svg:height="4.6cm" draw:transform="rotate (-3.14159265358979) translate (15.8cm 6.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8;p 2" draw:style-name="gr25" draw:text-style-name="P3" draw:layer="layout" svg:width="3.7cm" svg:height="2.85cm" draw:transform="rotate (-3.14159265358979) translate (17.2cm 7.1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0;p 1" draw:style-name="gr26" draw:text-style-name="P2" draw:layer="layout" svg:width="6.55cm" svg:height="1.036cm" svg:x="13.6cm" svg:y="1.264cm">
          <text:p text:style-name="P1"><text:span text:style-name="T1">Digital Object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 2" draw:style-name="gr26" draw:text-style-name="P2" draw:layer="layout" svg:width="6.55cm" svg:height="1.036cm" svg:x="15.75cm" svg:y="6.064cm">
          <text:p text:style-name="P1"><text:span text:style-name="T1">FAIR-Supporting 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 1" draw:style-name="gr27" draw:text-style-name="P7" draw:layer="layout" svg:width="7.4cm" svg:height="1.036cm" svg:x="15.25cm" svg:y="2.514cm">
          <text:p text:style-name="P6"><text:span text:style-name="T2">declared-for-digital-object-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 3" draw:style-name="gr26" draw:text-style-name="P2" draw:layer="layout" svg:width="6.55cm" svg:height="1.036cm" svg:x="15.9cm" svg:y="3.564cm">
          <text:p text:style-name="P1"><text:span text:style-name="T1">FAIR case stu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 2" draw:style-name="gr28" draw:text-style-name="P7" draw:layer="layout" svg:width="5.9cm" svg:height="1.036cm" svg:x="16.2cm" svg:y="4.614cm">
          <text:p text:style-name="P6"><text:span text:style-name="T2">declared-for-case-stu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Tobias Kuhn</meta:initial-creator>
    <meta:creation-date>2019-07-25T08:43:18.850052344</meta:creation-date>
    <dc:date>2026-03-05T11:38:49.136189211</dc:date>
    <dc:creator>iwdj09kvd Kuhn</dc:creator>
    <meta:editing-duration>PT59M</meta:editing-duration>
    <meta:editing-cycles>22</meta:editing-cycles>
    <meta:generator>LibreOffice/25.8.4.2$Linux_X86_64 LibreOffice_project/580$Build-2</meta:generator>
    <meta:document-statistic meta:object-count="32"/>
  </office:meta>
</office:document-meta>
</file>